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6d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sort_alf_to_C_identified_ful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Basic Block insertsort bb0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  while(i &lt;= 10){</text:p>
            <text:p/>
          </table:table-cell>
          <table:table-cell table:style-name="ce1"/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1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2" office:value-type="string" calcext:value-type="string">
            <text:p>bb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  while(i &lt;= 10){</text:p>
            <text:p/>
          </table:table-cell>
          <table:table-cell table:style-name="ce2"/>
          <table:table-cell table:style-name="Default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2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3" office:value-type="string" calcext:value-type="string">
            <text:p>bb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      while (a[j] &lt; a[j-1]){</text:p>
            <text:p/>
          </table:table-cell>
          <table:table-cell table:style-name="ce3"/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3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bb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      while (a[j] &lt; a[j-1]){</text:p>
            <text:p/>
          </table:table-cell>
          <table:table-cell table:style-name="ce1"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b3::7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      while (a[j] &lt; a[j-1]){</text:p>
            <text:p/>
          </table:table-cell>
          <table:table-cell table:style-name="ce1"/>
          <table:covered-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bb3::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      while (a[j] &lt; a[j-1]){</text:p>
            <text:p/>
          </table:table-cell>
          <table:table-cell table:style-name="ce1"/>
          <table:covered-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12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4" office:value-type="string" calcext:value-type="string">
            <text:p>bb1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emp = a[j];<text:line-break/></text:p>
          </table:table-cell>
          <table:table-cell table:style-name="ce4" table:number-columns-repeated="2"/>
          <table:table-cell/>
          <table:table-cell office:value-type="string" calcext:value-type="string">
            <text:p>Tempo do corpo + segunda iteração do bb3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b12::10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[j] = a[j-1];<text:line-break/>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bb12::14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[j-1] = temp;<text:line-break/></text:p>
          </table:table-cell>
          <table:table-cell table:style-name="ce4" table:number-columns-repeated="2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+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4" office:value-type="string" calcext:value-type="string">
            <text:p>bb12::15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--;<text:line-break/>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bb12::17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      }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bb12::17:::1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      }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bb12::7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[j] = a[j-1];<text:line-break/>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26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bb26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      i++;</text:p>
            <text:p/>
          </table:table-cell>
          <table:table-cell table:style-name="ce4" table:number-columns-repeated="2"/>
          <table:table-cell/>
          <table:table-cell office:value-type="string" calcext:value-type="string">
            <text:p>bb26 e segunda iteração do bb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bb26::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  }</text:p>
            <text:p/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4" office:value-type="string" calcext:value-type="string">
            <text:p>bb26::2:::1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  }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28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bb2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}</text:p>
            <text:p/>
          </table:table-cell>
          <table:table-cell table:style-name="ce1"/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  a[0] = 0;   /* assume all data is positive */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a[1] = 11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0</text:p>
          </table:table-cell>
          <table:table-cell office:value-type="string" calcext:value-type="string">
            <text:p>L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  a[10]=2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insertsort()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return 1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  a[2]=10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3</text:p>
          </table:table-cell>
          <table:table-cell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  a[3]=9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4</text:p>
          </table:table-cell>
          <table:table-cell office:value-type="string" calcext:value-type="string">
            <text:p>Li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  a[4]=8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5</text:p>
          </table:table-cell>
          <table:table-cell office:value-type="string" calcext:value-type="string">
            <text:p>Li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  a[5]=7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  a[6]=6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  a[7]=5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8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a[8] =4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9</text:p>
          </table:table-cell>
          <table:table-cell office:value-type="string" calcext:value-type="string">
            <text:p>Li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  a[9]=3; </text:p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9:21:34.6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1-02T19:24:26.601000000</dc:date>
    <meta:editing-duration>PT7M8S</meta:editing-duration>
    <meta:editing-cycles>3</meta:editing-cycles>
    <meta:document-statistic meta:table-count="1" meta:cell-count="143" meta:object-count="0"/>
  </office:meta>
</office:document-meta>
</file>